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a8b5d1" style:font-name="Droid Sans Mono" fo:font-size="10.5pt" fo:font-weight="normal" fo:background-color="#1d232f"/>
    </style:style>
    <style:style style:name="P2" style:family="paragraph" style:parent-style-name="Standard">
      <style:paragraph-properties style:line-height-at-least="0.503cm"/>
      <style:text-properties fo:color="#ffbf7a" style:font-name="Droid Sans Mono" fo:font-size="10.5pt" fo:font-weight="normal" fo:background-color="#1d232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792ea"/>
    </style:style>
    <style:style style:name="T2" style:family="text">
      <style:text-properties fo:color="#6af699"/>
    </style:style>
    <style:style style:name="T3" style:family="text">
      <style:text-properties fo:color="#fffa9e"/>
    </style:style>
    <style:style style:name="T4" style:family="text">
      <style:text-properties fo:color="#82aaff"/>
    </style:style>
    <style:style style:name="T5" style:family="text">
      <style:text-properties fo:color="#ff5874"/>
    </style:style>
    <style:style style:name="T6" style:family="text">
      <style:text-properties fo:color="#4ff2f8"/>
    </style:style>
    <style:style style:name="T7" style:family="text">
      <style:text-properties fo:color="#ffbf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React <text:span text:style-name="T1">from</text:span> <text:span text:style-name="T2">"react"</text:span>;</text:p>
      <text:p text:style-name="P3"/>
      <text:p text:style-name="P1"><text:span text:style-name="T1">import</text:span> {</text:p>
      <text:p text:style-name="P1">EditorState,</text:p>
      <text:p text:style-name="P1">convertToRaw,</text:p>
      <text:p text:style-name="P1">convertFromHTML,</text:p>
      <text:p text:style-name="P1">ContentState,</text:p>
      <text:p text:style-name="P1">stateFromHTML,</text:p>
      <text:p text:style-name="P1">} <text:span text:style-name="T1">from</text:span> <text:span text:style-name="T2">"draft-js"</text:span>;</text:p>
      <text:p text:style-name="P1"><text:span text:style-name="T1">import</text:span> { Editor } <text:span text:style-name="T1">from</text:span> <text:span text:style-name="T2">"react-draft-wysiwyg"</text:span>;</text:p>
      <text:p text:style-name="P1"><text:span text:style-name="T1">import</text:span> <text:span text:style-name="T2">"react-draft-wysiwyg/dist/react-draft-wysiwyg.css"</text:span>;</text:p>
      <text:p text:style-name="P1"><text:span text:style-name="T1">import</text:span> htmlToDraft <text:span text:style-name="T1">from</text:span> <text:span text:style-name="T2">"html-to-draftjs"</text:span>;</text:p>
      <text:p text:style-name="P1"><text:span text:style-name="T1">import</text:span> draftToHtml <text:span text:style-name="T1">from</text:span> <text:span text:style-name="T2">"draftjs-to-html"</text:span>;</text:p>
      <text:p text:style-name="P1"><text:span text:style-name="T1">import</text:span> axios <text:span text:style-name="T1">from</text:span> <text:span text:style-name="T2">"axios"</text:span>;</text:p>
      <text:p text:style-name="P1"><text:span text:style-name="T1">import</text:span> {BASE_URL} <text:span text:style-name="T1">from</text:span> <text:span text:style-name="T2">"./api_confuguration"</text:span></text:p>
      <text:p text:style-name="P3"/>
      <text:p text:style-name="P1"><text:span text:style-name="T1">class</text:span> <text:span text:style-name="T3">RichTextEditorComponent</text:span> <text:span text:style-name="T1">extends</text:span> <text:span text:style-name="T3">React</text:span><text:span text:style-name="T1">.</text:span><text:span text:style-name="T2">Component</text:span> {</text:p>
      <text:p text:style-name="P1"><text:span text:style-name="T4">constructor</text:span>(props) {</text:p>
      <text:p text:style-name="P1">super(props);</text:p>
      <text:p text:style-name="P3"/>
      <text:p text:style-name="P1"><text:span text:style-name="T5">this</text:span><text:span text:style-name="T1">.</text:span>state <text:span text:style-name="T6">=</text:span> {</text:p>
      <text:p text:style-name="P1">id:<text:span text:style-name="T2">""</text:span>,</text:p>
      <text:p text:style-name="P1">editorState: EditorState<text:span text:style-name="T1">.</text:span><text:span text:style-name="T4">createEmpty</text:span>(),</text:p>
      <text:p text:style-name="P1">};</text:p>
      <text:p text:style-name="P1"><text:span text:style-name="T5">this</text:span><text:span text:style-name="T1">.</text:span><text:span text:style-name="T4">handleEditorChange</text:span> <text:span text:style-name="T6">=</text:span> (editorState) <text:span text:style-name="T1">=&gt;</text:span> <text:span text:style-name="T5">this</text:span><text:span text:style-name="T1">.</text:span><text:span text:style-name="T4">setState</text:span>({ editorState });</text:p>
      <text:p text:style-name="P1"><text:span text:style-name="T5">this</text:span><text:span text:style-name="T1">.</text:span>handleSaveData<text:span text:style-name="T6">=</text:span><text:span text:style-name="T5">this</text:span><text:span text:style-name="T1">.</text:span>handleSaveData<text:span text:style-name="T1">.</text:span><text:span text:style-name="T4">bind</text:span>(<text:span text:style-name="T5">this</text:span>)</text:p>
      <text:p text:style-name="P1"><text:span text:style-name="T5">this</text:span><text:span text:style-name="T1">.</text:span>handleUpdateData<text:span text:style-name="T6">=</text:span><text:span text:style-name="T5">this</text:span><text:span text:style-name="T1">.</text:span>handleUpdateData<text:span text:style-name="T1">.</text:span><text:span text:style-name="T4">bind</text:span>(<text:span text:style-name="T5">this</text:span>);</text:p>
      <text:p text:style-name="P1">}</text:p>
      <text:p text:style-name="P3"/>
      <text:p text:style-name="P1"><text:span text:style-name="T4">handleSaveData</text:span>(){</text:p>
      <text:p text:style-name="P1"><text:span text:style-name="T1">const </text:span>data<text:span text:style-name="T1"> </text:span><text:span text:style-name="T6">=</text:span><text:span text:style-name="T1"> </text:span>{</text:p>
      <text:p text:style-name="P1">code:<text:span text:style-name="T1"> </text:span><text:span text:style-name="T4">draftToHtml</text:span>(<text:span text:style-name="T4">convertToRaw</text:span>(<text:span text:style-name="T5">this</text:span><text:span text:style-name="T1">.</text:span>state<text:span text:style-name="T1">.</text:span>editorState<text:span text:style-name="T1">.</text:span><text:span text:style-name="T4">getCurrentContent</text:span>())),</text:p>
      <text:p text:style-name="P1">id:<text:span text:style-name="T5">this</text:span><text:span text:style-name="T1">.</text:span>state<text:span text:style-name="T1">.</text:span>id</text:p>
      <text:p text:style-name="P1">};</text:p>
      <text:p text:style-name="P1">axios<text:span text:style-name="T1">.</text:span><text:span text:style-name="T4">post</text:span>(BASE_URL <text:span text:style-name="T6">+</text:span> <text:span text:style-name="T2">"add"</text:span>, data);</text:p>
      <text:p text:style-name="P1">}</text:p>
      <text:p text:style-name="P3"/>
      <text:p text:style-name="P1"><text:span text:style-name="T4">handleUpdateData</text:span>(){</text:p>
      <text:p text:style-name="P1"><text:span text:style-name="T1">const </text:span>data<text:span text:style-name="T1"> </text:span><text:span text:style-name="T6">=</text:span><text:span text:style-name="T1"> </text:span>{</text:p>
      <text:p text:style-name="P1">code:<text:span text:style-name="T1"> </text:span><text:span text:style-name="T4">draftToHtml</text:span>(<text:span text:style-name="T4">convertToRaw</text:span>(<text:span text:style-name="T5">this</text:span><text:span text:style-name="T1">.</text:span>state<text:span text:style-name="T1">.</text:span>editorState<text:span text:style-name="T1">.</text:span><text:span text:style-name="T4">getCurrentContent</text:span>())),</text:p>
      <text:p text:style-name="P1">id:<text:span text:style-name="T5">this</text:span><text:span text:style-name="T1">.</text:span>state<text:span text:style-name="T1">.</text:span>id</text:p>
      <text:p text:style-name="P1">};</text:p>
      <text:p text:style-name="P1">axios<text:span text:style-name="T1">.</text:span><text:span text:style-name="T4">put</text:span>(BASE_URL <text:span text:style-name="T6">+</text:span> <text:span text:style-name="T2">"update"</text:span>, data);</text:p>
      <text:p text:style-name="P1">}</text:p>
      <text:p text:style-name="P3"/>
      <text:p text:style-name="P1"><text:span text:style-name="T4">componentDidMount</text:span>() {</text:p>
      <text:p text:style-name="P1">axios<text:span text:style-name="T1">.</text:span><text:span text:style-name="T4">get</text:span>(BASE_URL<text:span text:style-name="T6">+</text:span><text:span text:style-name="T2">"get"</text:span>)<text:span text:style-name="T1">.</text:span><text:span text:style-name="T4">then</text:span>(response <text:span text:style-name="T1">=&gt;</text:span> {</text:p>
      <text:p text:style-name="P1"><text:span text:style-name="T1">let </text:span>temp<text:span text:style-name="T1"> </text:span><text:span text:style-name="T6">=</text:span><text:span text:style-name="T1"> </text:span><text:span text:style-name="T7">Math</text:span><text:span text:style-name="T1">.</text:span><text:span text:style-name="T4">floor</text:span>(<text:span text:style-name="T7">Math</text:span><text:span text:style-name="T1">.</text:span><text:span text:style-name="T4">random</text:span>()<text:span text:style-name="T1"> </text:span><text:span text:style-name="T6">*</text:span><text:span text:style-name="T1"> </text:span>response<text:span text:style-name="T1">.</text:span>data<text:span text:style-name="T1">.</text:span><text:span text:style-name="T6">length</text:span>);</text:p>
      <text:p text:style-name="P1">console<text:span text:style-name="T1">.</text:span><text:span text:style-name="T4">log</text:span>(response<text:span text:style-name="T1">.</text:span>data)</text:p>
      <text:p text:style-name="P1"><text:span text:style-name="T1">const </text:span>rawData<text:span text:style-name="T1"> </text:span><text:span text:style-name="T6">=</text:span><text:span text:style-name="T1"> </text:span>response<text:span text:style-name="T1">.</text:span>data[temp]<text:span text:style-name="T1">.</text:span>code;</text:p>
      <text:p text:style-name="P1"><text:span text:style-name="T1">const </text:span>blocksFromHTML<text:span text:style-name="T1"> </text:span><text:span text:style-name="T6">=</text:span><text:span text:style-name="T1"> </text:span><text:span text:style-name="T4">htmlToDraft</text:span>(rawData);</text:p>
      <text:p text:style-name="P1"><text:soft-page-break/><text:span text:style-name="T1">const </text:span>content<text:span text:style-name="T1"> </text:span><text:span text:style-name="T6">=</text:span><text:span text:style-name="T1"> </text:span>ContentState<text:span text:style-name="T1">.</text:span><text:span text:style-name="T4">createFromBlockArray</text:span>(</text:p>
      <text:p text:style-name="P1">blocksFromHTML<text:span text:style-name="T1">.</text:span>contentBlocks,</text:p>
      <text:p text:style-name="P1">blocksFromHTML<text:span text:style-name="T1">.</text:span>entityMap</text:p>
      <text:p text:style-name="P1">);</text:p>
      <text:p text:style-name="P1"><text:span text:style-name="T5">this</text:span><text:span text:style-name="T1">.</text:span><text:span text:style-name="T4">setState</text:span>({ </text:p>
      <text:p text:style-name="P1">editorState:EditorState<text:span text:style-name="T1">.</text:span><text:span text:style-name="T4">createWithContent</text:span>(content),</text:p>
      <text:p text:style-name="P1">id:response<text:span text:style-name="T1">.</text:span>data[temp]<text:span text:style-name="T1">.</text:span>id</text:p>
      <text:p text:style-name="P1">})</text:p>
      <text:p text:style-name="P1">})</text:p>
      <text:p text:style-name="P1">}</text:p>
      <text:p text:style-name="P3"/>
      <text:p text:style-name="P1"><text:span text:style-name="T4">render</text:span>() {</text:p>
      <text:p text:style-name="P1"><text:span text:style-name="T1">return</text:span> (</text:p>
      <text:p text:style-name="P1">&lt;&gt;</text:p>
      <text:p text:style-name="P1">&lt;<text:span text:style-name="T5">div</text:span> <text:span text:style-name="T7">className</text:span><text:span text:style-name="T6">=</text:span><text:span text:style-name="T2">"App"</text:span>&gt;</text:p>
      <text:p text:style-name="P1">&lt;<text:span text:style-name="T5">div</text:span>&gt;</text:p>
      <text:p text:style-name="P1">&lt;<text:span text:style-name="T1">Editor</text:span></text:p>
      <text:p text:style-name="P1"><text:span text:style-name="T7">toolbar</text:span><text:span text:style-name="T6">=</text:span><text:span text:style-name="T5">{</text:span>{</text:p>
      <text:p text:style-name="P1">options: [</text:p>
      <text:p text:style-name="P1"><text:span text:style-name="T2">"inline"</text:span>,</text:p>
      <text:p text:style-name="P1"><text:span text:style-name="T2">"fontFamily"</text:span>,</text:p>
      <text:p text:style-name="P1"><text:span text:style-name="T2">"list"</text:span>,</text:p>
      <text:p text:style-name="P1"><text:span text:style-name="T2">"textAlign"</text:span>,</text:p>
      <text:p text:style-name="P1"><text:span text:style-name="T2">"colorPicker"</text:span>,</text:p>
      <text:p text:style-name="P1"><text:span text:style-name="T2">"link"</text:span>,</text:p>
      <text:p text:style-name="P1"><text:span text:style-name="T2">"embedded"</text:span>,</text:p>
      <text:p text:style-name="P1"><text:span text:style-name="T2">"emoji"</text:span>,</text:p>
      <text:p text:style-name="P1"><text:span text:style-name="T2">"image"</text:span>,</text:p>
      <text:p text:style-name="P1"><text:span text:style-name="T2">"remove"</text:span>,</text:p>
      <text:p text:style-name="P1"><text:span text:style-name="T2">"history"</text:span>,</text:p>
      <text:p text:style-name="P1">],</text:p>
      <text:p text:style-name="P1">}<text:span text:style-name="T5">}</text:span></text:p>
      <text:p text:style-name="P1"><text:span text:style-name="T7">editorState</text:span><text:span text:style-name="T6">=</text:span><text:span text:style-name="T5">{this</text:span><text:span text:style-name="T1">.</text:span>state<text:span text:style-name="T1">.</text:span>editorState<text:span text:style-name="T5">}</text:span></text:p>
      <text:p text:style-name="P1"><text:span text:style-name="T7">onEditorStateChange</text:span><text:span text:style-name="T6">=</text:span><text:span text:style-name="T5">{this</text:span><text:span text:style-name="T1">.</text:span>handleEditorChange<text:span text:style-name="T5">}</text:span></text:p>
      <text:p text:style-name="P1"><text:span text:style-name="T7">editorClassName</text:span><text:span text:style-name="T6">=</text:span><text:span text:style-name="T2">"editor-class"</text:span></text:p>
      <text:p text:style-name="P1">/&gt;</text:p>
      <text:p text:style-name="P1">&lt;/<text:span text:style-name="T5">div</text:span>&gt;</text:p>
      <text:p text:style-name="P1">&lt;<text:span text:style-name="T5">div</text:span>&gt;</text:p>
      <text:p text:style-name="P1">&lt;<text:span text:style-name="T5">textarea</text:span></text:p>
      <text:p text:style-name="P2">disabled</text:p>
      <text:p text:style-name="P1"><text:span text:style-name="T7">value</text:span><text:span text:style-name="T6">=</text:span><text:span text:style-name="T5">{</text:span><text:span text:style-name="T4">draftToHtml</text:span>(</text:p>
      <text:p text:style-name="P1"><text:span text:style-name="T4">convertToRaw</text:span>(<text:span text:style-name="T5">this</text:span><text:span text:style-name="T1">.</text:span>state<text:span text:style-name="T1">.</text:span>editorState<text:span text:style-name="T1">.</text:span><text:span text:style-name="T4">getCurrentContent</text:span>())</text:p>
      <text:p text:style-name="P1">)<text:span text:style-name="T5">}</text:span></text:p>
      <text:p text:style-name="P1">&gt;&lt;/<text:span text:style-name="T5">textarea</text:span>&gt;</text:p>
      <text:p text:style-name="P1">&lt;/<text:span text:style-name="T5">div</text:span>&gt;</text:p>
      <text:p text:style-name="P1">&lt;<text:span text:style-name="T5">button</text:span> <text:span text:style-name="T7">onClick</text:span><text:span text:style-name="T6">=</text:span><text:span text:style-name="T5">{this</text:span><text:span text:style-name="T1">.</text:span>handleSaveData<text:span text:style-name="T5">}</text:span>&gt;ClickMe&lt;/<text:span text:style-name="T5">button</text:span>&gt;</text:p>
      <text:p text:style-name="P1">&lt;<text:span text:style-name="T5">button</text:span> <text:span text:style-name="T7">onClick</text:span><text:span text:style-name="T6">=</text:span><text:span text:style-name="T5">{this</text:span><text:span text:style-name="T1">.</text:span>handleUpdateData<text:span text:style-name="T5">}</text:span>&gt;Update&lt;/<text:span text:style-name="T5">button</text:span>&gt; </text:p>
      <text:p text:style-name="P1">&lt;<text:span text:style-name="T5">div</text:span>&gt;&lt;/<text:span text:style-name="T5">div</text:span>&gt;</text:p>
      <text:p text:style-name="P1">&lt;/<text:span text:style-name="T5">div</text:span>&gt;</text:p>
      <text:p text:style-name="P1">&lt;/&gt;</text:p>
      <text:p text:style-name="P1">);</text:p>
      <text:p text:style-name="P1"><text:soft-page-break/>}</text:p>
      <text:p text:style-name="P1">}</text:p>
      <text:p text:style-name="P3"/>
      <text:p text:style-name="P1"><text:span text:style-name="T1">export</text:span> <text:span text:style-name="T1">default</text:span> RichTextEditorComponen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9:26:04.093159285</meta:creation-date>
    <dc:date>2021-03-11T19:27:16.373086718</dc:date>
    <meta:editing-duration>PT1M12S</meta:editing-duration>
    <meta:editing-cycles>1</meta:editing-cycles>
    <meta:document-statistic meta:table-count="0" meta:image-count="0" meta:object-count="0" meta:page-count="3" meta:paragraph-count="98" meta:word-count="175" meta:character-count="2064" meta:non-whitespace-character-count="1985"/>
    <meta:generator>LibreOffice/6.4.6.2$Linux_X86_64 LibreOffice_project/40$Build-2</meta:generator>
  </office:meta>
</office:document-meta>
</file>